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1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ulia Benrimo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5 February 1851</text:p>
      <text:p text:style-name="P2">Month<text:tab/><text:tab/><text:tab/><text:tab/><text:tab/><text:tab/>February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My dear Sir/</text:span></text:p>
      <text:p text:style-name="P2"><text:span text:style-name="T1"><text:tab/>I cannot allow you to/ leave England without expressing/ to you in the name of my Sister/ and self our grateful acknowledge/ments for the kind interest you/ have ever evinced in our advance/ment whilst under your instruc/tion, which be assured we shall/ always duly appreciate./</text:span></text:p>
      <text:p text:style-name="P2"><text:span text:style-name="T1"><text:tab/>Permit us to request your/ acceptance of the accompanying/ </text:span></text:p>
      <text:p text:style-name="P2"><text:span text:style-name="T1"/></text:p>
      <text:p text:style-name="P2"><text:span text:style-name="T1">[Page 2]</text:span></text:p>
      <text:p text:style-name="P2"><text:span text:style-name="T1">pencil case as a slight memento/ of our respect and thanks &amp;/ with best wishes for your/ success in whatever you may/ undertake/</text:span></text:p>
      <text:p text:style-name="P2"><text:span text:style-name="T1"><text:tab/>Believe me/</text:span></text:p>
      <text:p text:style-name="P2"><text:span text:style-name="T1"><text:tab/>Yrs faithfully/</text:span></text:p>
      <text:p text:style-name="P2"><text:span text:style-name="T1"><text:tab/>Julia Benrimo/</text:span></text:p>
      <text:p text:style-name="P2"><text:span text:style-name="T1">Febry 25</text:span><text:span text:style-name="T2">th</text:span><text:span text:style-name="T1"> 1851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11:18:08</meta:creation-date>
    <dc:date>2009-04-20T11:25:52</dc:date>
    <dc:language>en-US</dc:language>
    <meta:editing-cycles>2</meta:editing-cycles>
    <meta:editing-duration>PT7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252" meta:character-count="1798"/>
  </office:meta>
</office:document-meta>
</file>